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7.281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itesse Moteur</text:p>
          </table:table-cell>
          <table:table-cell office:value-type="string" calcext:value-type="string">
            <text:p>Fr�quence aquisition</text:p>
          </table:table-cell>
          <table:table-cell office:value-type="string" calcext:value-type="string">
            <text:p>Temps de simulation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consigne vitesse moteur</text:p>
          </table:table-cell>
          <table:table-cell office:value-type="string" calcext:value-type="string">
            <text:p>consigne vitesse min</text:p>
          </table:table-cell>
          <table:table-cell office:value-type="string" calcext:value-type="string">
            <text:p>consigne vitesse max</text:p>
          </table:table-cell>
          <table:table-cell office:value-type="string" calcext:value-type="string">
            <text:p>Nombre de pallier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Nombre de points théorique total à 20 ms</text:p>
          </table:table-cell>
          <table:table-cell table:style-name="ce2" table:formula="of:=5000/20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Nombre de points réels <text:s/>total</text:p>
          </table:table-cell>
          <table:table-cell table:style-name="ce2" table:formula="of:=227-1"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Période d’échantillonnage réelle (ms)</text:p>
          </table:table-cell>
          <table:table-cell table:style-name="ce2" table:formula="of:=5000/[.J4]" office:value-type="float" office:value="22.1238938053097" calcext:value-type="float">
            <text:p>22,1238938053097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Temps de calcul (ms)</text:p>
          </table:table-cell>
          <table:table-cell table:style-name="ce2" table:formula="of:=[.J5]-20" office:value-type="float" office:value="2.12389380530973" calcext:value-type="float">
            <text:p>2,1238938053097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 style:data-style-name="N2" text:time-value="12:59:24.0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6T13:01:31.228000000</dc:date>
    <meta:editing-duration>PT3M</meta:editing-duration>
    <meta:editing-cycles>5</meta:editing-cycles>
    <meta:generator>LibreOffice/7.2.5.2$Windows_X86_64 LibreOffice_project/499f9727c189e6ef3471021d6132d4c694f357e5</meta:generator>
    <meta:document-statistic meta:table-count="1" meta:cell-count="707" meta:object-count="0"/>
  </office:meta>
</office:document-meta>
</file>